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000000"/>
    </style:style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 loext:decorative="false"/>
    </style:style>
    <style:style style:name="gr5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none" draw:fill="none" draw:textarea-vertical-align="middle" fo:min-height="2.108cm" fo:min-width="2.54cm" fo:padding-top="0.071cm" fo:padding-bottom="0.071cm" fo:padding-left="0.071cm" fo:padding-right="0.071cm" loext:decorative="false"/>
      <style:paragraph-properties style:writing-mode="lr-tb"/>
    </style:style>
    <style:style style:name="gr9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10" style:family="graphic" style:parent-style-name="standard">
      <style:graphic-properties draw:stroke="none" draw:fill="none" draw:textarea-vertical-align="middle" fo:min-height="2.026cm" fo:min-width="2.54cm" fo:padding-top="0.071cm" fo:padding-bottom="0.071cm" fo:padding-left="0.071cm" fo:padding-right="0.071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 loext:decorative="false"/>
      <style:paragraph-properties style:writing-mode="lr-tb"/>
    </style:style>
    <style:style style:name="gr13" style:family="graphic" style:parent-style-name="standard">
      <style:graphic-properties draw:stroke="solid" svg:stroke-width="0.159cm" svg:stroke-color="#404040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draw:stroke="solid" svg:stroke-width="0.159cm" svg:stroke-color="#80808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stroke="none" svg:stroke-color="#808080" draw:fill="none" loext:fill-use-slide-background="false" draw:shadow="visible" draw:shadow-offset-x="0.051cm" draw:shadow-offset-y="0.051cm" draw:shadow-color="#cdcdcd" draw:shadow-opacity="50%" loext:decorative="false"/>
    </style:style>
    <style:style style:name="gr16" style:family="graphic" style:parent-style-name="standard">
      <style:graphic-properties draw:stroke="solid" svg:stroke-width="0.053cm" svg:stroke-color="#808080" svg:stroke-opacity="100%" draw:stroke-linejoin="round" svg:stroke-linecap="round" draw:fill="none" loext:fill-use-slide-background="fals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solid" svg:stroke-width="0.053cm" svg:stroke-color="#80808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draw:stroke="none" svg:stroke-color="#808080" draw:fill="none" loext:fill-use-slide-background="false" draw:textarea-vertical-align="middle" fo:min-height="2.108cm" fo:min-width="2.54cm" fo:padding-top="0.071cm" fo:padding-bottom="0.071cm" fo:padding-left="0.071cm" fo:padding-right="0.071cm" loext:decorative="false"/>
      <style:paragraph-properties style:writing-mode="lr-tb"/>
    </style:style>
    <style:style style:name="gr19" style:family="graphic" style:parent-style-name="standard">
      <style:graphic-properties draw:stroke="solid" svg:stroke-width="0.009cm" svg:stroke-color="#808080" svg:stroke-opacity="100%" draw:stroke-linejoin="round" svg:stroke-linecap="round" draw:fill="none" loext:fill-use-slide-background="false" fo:padding-top="0.129cm" fo:padding-bottom="0.129cm" fo:padding-left="0.254cm" fo:padding-right="0.254cm" loext:decorative="false"/>
    </style:style>
    <style:style style:name="gr20" style:family="graphic" style:parent-style-name="standard">
      <style:graphic-properties draw:stroke="none" svg:stroke-color="#808080" draw:fill="none" loext:fill-use-slide-background="false" draw:textarea-vertical-align="middle" fo:min-height="1.358cm" fo:min-width="2.54cm" fo:padding-top="0.071cm" fo:padding-bottom="0.071cm" fo:padding-left="0.071cm" fo:padding-right="0.071cm" loext:decorative="false"/>
      <style:paragraph-properties style:writing-mode="lr-tb"/>
    </style:style>
    <style:style style:name="gr21" style:family="graphic" style:parent-style-name="standard">
      <style:graphic-properties draw:stroke="none" svg:stroke-color="#808080" draw:fill="none" loext:fill-use-slide-background="fals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gr22" style:family="graphic" style:parent-style-name="standard">
      <style:graphic-properties draw:stroke="solid" svg:stroke-width="0.159cm" svg:stroke-color="#808080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3" style:family="graphic" style:parent-style-name="Standard_5f_1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4" style:family="graphic" style:parent-style-name="Standard_5f_1">
      <style:graphic-properties draw:stroke="none" draw:fill="none" draw:textarea-vertical-align="middle" fo:min-height="1.316cm" fo:min-width="2.54cm" fo:padding-top="0.071cm" fo:padding-bottom="0.071cm" fo:padding-left="0.071cm" fo:padding-right="0.071cm" loext:decorative="false"/>
      <style:paragraph-properties style:writing-mode="lr-tb"/>
    </style:style>
    <style:style style:name="gr25" style:family="graphic" style:parent-style-name="Standard_5f_1">
      <style:graphic-properties draw:stroke="none" draw:fill="gradient" draw:fill-gradient-name="Gradient_5f_0" draw:shadow="visible" draw:shadow-offset-x="0.051cm" draw:shadow-offset-y="0.051cm" draw:shadow-color="#cdcdcd" draw:shadow-opacity="50%" loext:decorative="false"/>
    </style:style>
    <style:style style:name="gr26" style:family="graphic" style:parent-style-name="Standard_5f_1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27" style:family="graphic" style:parent-style-name="Standard_5f_1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28" style:family="graphic" style:parent-style-name="Standard_5f_1">
      <style:graphic-properties draw:stroke="none" draw:fill="non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gr29" style:family="graphic" style:parent-style-name="Standard_5f_1">
      <style:graphic-properties draw:stroke="none" draw:fill="none" draw:textarea-vertical-align="middle" fo:min-height="2.701cm" fo:min-width="2.54cm" fo:padding-top="0.071cm" fo:padding-bottom="0.071cm" fo:padding-left="0.071cm" fo:padding-right="0.071cm" loext:decorative="false"/>
      <style:paragraph-properties style:writing-mode="lr-tb"/>
    </style:style>
    <style:style style:name="gr30" style:family="graphic" style:parent-style-name="Standard_5f_1">
      <style:graphic-properties draw:stroke="solid" svg:stroke-width="0.159cm" svg:stroke-color="#80808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1" style:family="graphic" style:parent-style-name="Standard_5f_1">
      <style:graphic-properties draw:stroke="none" svg:stroke-color="#808080" draw:fill="none" loext:fill-use-slide-background="false" draw:shadow="visible" draw:shadow-offset-x="0.051cm" draw:shadow-offset-y="0.051cm" draw:shadow-color="#cdcdcd" draw:shadow-opacity="50%" loext:decorative="false"/>
    </style:style>
    <style:style style:name="gr32" style:family="graphic" style:parent-style-name="Standard_5f_1">
      <style:graphic-properties draw:stroke="solid" svg:stroke-width="0.053cm" svg:stroke-color="#808080" svg:stroke-opacity="100%" draw:stroke-linejoin="round" svg:stroke-linecap="round" draw:fill="none" loext:fill-use-slide-background="false" fo:padding-top="0.151cm" fo:padding-bottom="0.151cm" fo:padding-left="0.276cm" fo:padding-right="0.276cm" loext:decorative="false"/>
    </style:style>
    <style:style style:name="gr33" style:family="graphic" style:parent-style-name="Standard_5f_1">
      <style:graphic-properties draw:stroke="solid" svg:stroke-width="0.053cm" svg:stroke-color="#80808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34" style:family="graphic" style:parent-style-name="Standard_5f_1">
      <style:graphic-properties draw:stroke="none" svg:stroke-color="#808080" draw:fill="none" loext:fill-use-slide-background="fals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text-properties fo:color="#ffffff" loext:opacity="100%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8" style:family="paragraph">
      <style:paragraph-properties fo:margin-left="0cm" fo:margin-right="0cm" fo:margin-top="0cm" fo:margin-bottom="0cm" fo:line-height="120%" fo:text-align="start" fo:text-indent="0cm"/>
      <style:text-properties fo:color="#ffffff" loext:opacity="100%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color="#ffffff" loext:opacity="100%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line-height="100%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ffffff" loext:opacity="100%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style:font-name="Calibri1" fo:font-size="16pt" style:font-name-asian="Calibri1" style:font-size-asian="16pt" style:font-name-complex="Calibri1" style:font-size-complex="16pt"/>
    </style:style>
    <style:style style:name="T3" style:family="text">
      <style:text-properties fo:color="#ffffff" loext:opacity="100%" style:font-name="Calibri1" fo:font-size="16pt" style:font-name-asian="Calibri1" style:font-size-asian="16pt" style:font-name-complex="Calibri1" style:font-size-complex="16pt"/>
    </style:style>
    <style:style style:name="T4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5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style:style style:name="T6" style:family="text">
      <style:text-properties style:font-name="Calibri1" fo:font-size="12pt" style:font-name-asian="Calibri1" style:font-size-asian="12pt" style:font-name-complex="Calibri1" style:font-size-complex="12pt"/>
    </style:style>
    <style:style style:name="T7" style:family="text">
      <style:text-properties style:font-name="Symbol1" fo:font-size="12pt" style:font-name-asian="Symbol1" style:font-size-asian="12pt" style:font-name-complex="Symbol1" style:font-size-complex="12pt"/>
    </style:style>
    <style:style style:name="T8" style:family="text">
      <style:text-properties fo:color="#ffffff" loext:opacity="100%" style:font-name="Calibri1" fo:font-size="12pt" style:font-name-asian="Calibri1" style:font-size-asian="12pt" style:font-name-complex="Calibri1" style:font-size-complex="12pt"/>
    </style:style>
    <style:style style:name="T9" style:family="text">
      <style:text-properties fo:color="#ffffff" loext:opacity="100%" style:font-name="Symbol1" fo:font-size="12pt" style:font-name-asian="Symbol1" style:font-size-asian="12pt" style:font-name-complex="Symbo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odel" draw:style-name="dp1" draw:master-page-name="PM0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cm" svg:y="5.1cm">
          <draw:text-box>
            <text:p text:style-name="P2"><text:span text:style-name="T1">Ankünfte</text:span></text:p>
          </draw:text-box>
        </draw:frame>
        <draw:g draw:style-name="gr3"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frame draw:style-name="gr6" draw:text-style-name="P1" draw:layer="layout" svg:width="5cm" svg:height="1.5cm" svg:x="6cm" svg:y="3.5cm">
          <draw:text-box>
            <text:p text:style-name="P2"><text:span text:style-name="T1">Warteraum der Größe K</text:span></text:p>
          </draw:text-box>
        </draw:frame>
        <draw:line draw:style-name="gr1" draw:text-style-name="P1" draw:layer="layout" svg:x1="7cm" svg:y1="7.5cm" svg:x2="7cm" svg:y2="10.999cm">
          <text:p/>
        </draw:line>
        <draw:frame draw:style-name="gr6" draw:text-style-name="P1" draw:layer="layout" svg:width="2.7cm" svg:height="1.5cm" svg:x="7.3cm" svg:y="8cm">
          <draw:text-box>
            <text:p text:style-name="P4"><text:span text:style-name="T1">Warte-abbrecher</text:span></text:p>
          </draw:text-box>
        </draw:frame>
        <draw:g draw:style-name="gr7">
          <draw:g draw:style-name="gr3">
            <draw:polygon draw:style-name="gr4" draw:text-style-name="P3" draw:layer="layout" svg:width="4cm" svg:height="3cm" svg:x="5cm" svg:y="11cm" svg:viewBox="0 0 4001 3001" draw:points="0,1501 2000,0 4001,1501 2000,3001">
              <text:p/>
            </draw:polygon>
            <draw:polygon draw:style-name="gr5" draw:text-style-name="P1" draw:layer="layout" svg:width="4cm" svg:height="3cm" svg:x="5cm" svg:y="11cm" svg:viewBox="0 0 4001 3001" draw:points="0,1501 2000,0 4001,1501 2000,3001">
              <text:p/>
            </draw:polygon>
          </draw:g>
          <draw:frame draw:style-name="gr8" draw:text-style-name="P1" draw:layer="layout" svg:width="3.333cm" svg:height="2.25cm" svg:x="5.333cm" svg:y="11.375cm">
            <draw:text-box>
              <text:p text:style-name="P2"><text:span text:style-name="T1">Wieder-holung?</text:span></text:p>
            </draw:text-box>
          </draw:frame>
        </draw:g>
        <draw:g draw:style-name="gr7">
          <draw:g draw:style-name="gr3">
            <draw:polygon draw:style-name="gr4" draw:text-style-name="P3" draw:layer="layout" svg:width="3cm" svg:height="1.5cm" svg:x="2cm" svg:y="9cm" svg:viewBox="0 0 3001 1501" draw:points="0,1501 3001,1501 3001,0 0,0">
              <text:p/>
            </draw:polygon>
            <draw:polygon draw:style-name="gr9" draw:text-style-name="P1" draw:layer="layout" svg:width="3cm" svg:height="1.5cm" svg:x="2cm" svg:y="9cm" svg:viewBox="0 0 3001 1501" draw:points="0,1501 3001,1501 3001,0 0,0">
              <text:p/>
            </draw:polygon>
          </draw:g>
          <draw:frame draw:style-name="gr6" draw:text-style-name="P1" draw:layer="layout" svg:width="3cm" svg:height="1.5cm" svg:x="2cm" svg:y="9cm">
            <draw:text-box>
              <text:p text:style-name="P2"><text:span text:style-name="T1">Wiederhol-abstand</text:span></text:p>
            </draw:text-box>
          </draw:frame>
        </draw:g>
        <draw:line draw:style-name="gr1" draw:text-style-name="P1" draw:layer="layout" svg:x1="5.001cm" svg:y1="12.501cm" svg:x2="3.5cm" svg:y2="10.5cm">
          <text:p/>
        </draw:line>
        <draw:line draw:style-name="gr1" draw:text-style-name="P1" draw:layer="layout" svg:x1="3.5cm" svg:y1="9.001cm" svg:x2="6.001cm" svg:y2="6.5cm">
          <text:p/>
        </draw:line>
        <draw:line draw:style-name="gr1" draw:text-style-name="P1" draw:layer="layout" svg:x1="9cm" svg:y1="12.5cm" svg:x2="11.5cm" svg:y2="12.5cm">
          <text:p/>
        </draw:line>
        <draw:frame draw:style-name="gr10" draw:text-style-name="P1" draw:layer="layout" svg:width="5cm" svg:height="2.168cm" svg:x="11.5cm" svg:y="11.416cm">
          <draw:text-box>
            <text:p text:style-name="P4"><text:span text:style-name="T1">Kunde verlässt das System ohne bedient worden zu sein</text:span></text:p>
          </draw:text-box>
        </draw:frame>
        <draw:g draw:style-name="gr7">
          <draw:g draw:style-name="gr3">
            <draw:path draw:style-name="gr4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1" draw:text-style-name="P1" draw:layer="layout" svg:width="4.7cm" svg:height="4.7cm" svg:x="11cm" svg:y="4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g draw:style-name="gr7">
          <draw:g draw:style-name="gr3">
            <draw:polygon draw:style-name="gr4" draw:text-style-name="P3" draw:layer="layout" svg:width="4cm" svg:height="3cm" svg:x="18.25cm" svg:y="4.85cm" svg:viewBox="0 0 4001 3001" draw:points="0,1501 2001,0 4001,1501 2001,3001">
              <text:p/>
            </draw:polygon>
            <draw:polygon draw:style-name="gr5" draw:text-style-name="P1" draw:layer="layout" svg:width="4cm" svg:height="3cm" svg:x="18.25cm" svg:y="4.85cm" svg:viewBox="0 0 4001 3001" draw:points="0,1501 2001,0 4001,1501 2001,3001">
              <text:p/>
            </draw:polygon>
          </draw:g>
          <draw:frame draw:style-name="gr8" draw:text-style-name="P1" draw:layer="layout" svg:width="3.333cm" svg:height="2.25cm" svg:x="18.583cm" svg:y="5.225cm">
            <draw:text-box>
              <text:p text:style-name="P2"><text:span text:style-name="T1">Weiter-leitung?</text:span></text:p>
            </draw:text-box>
          </draw:frame>
        </draw:g>
        <draw:line draw:style-name="gr1" draw:text-style-name="P1" draw:layer="layout" svg:x1="22.25cm" svg:y1="6.35cm" svg:x2="24.75cm" svg:y2="6.35cm">
          <text:p/>
        </draw:line>
        <draw:line draw:style-name="gr1" draw:text-style-name="P1" draw:layer="layout" svg:x1="15.7cm" svg:y1="6.35cm" svg:x2="18.2cm" svg:y2="6.35cm">
          <text:p/>
        </draw:line>
        <draw:frame draw:style-name="gr12" draw:text-style-name="P1" draw:layer="layout" svg:width="3.7cm" svg:height="2.843cm" svg:x="24.8cm" svg:y="4.928cm">
          <draw:text-box>
            <text:p text:style-name="P4"><text:span text:style-name="T1">Kunde wurde bedient und verlässt das System</text:span></text:p>
          </draw:text-box>
        </draw:frame>
        <draw:line draw:style-name="gr1" draw:text-style-name="P1" draw:layer="layout" svg:x1="3.5cm" svg:y1="2cm" svg:x2="6.001cm" svg:y2="6.001cm">
          <text:p/>
        </draw:line>
        <draw:line draw:style-name="gr13" draw:text-style-name="P1" draw:layer="layout" svg:x1="3.5cm" svg:y1="2cm" svg:x2="20.25cm" svg:y2="2cm">
          <text:p/>
        </draw:line>
        <draw:line draw:style-name="gr13" draw:text-style-name="P1" draw:layer="layout" svg:x1="20.25cm" svg:y1="2cm" svg:x2="20.25cm" svg:y2="4.849cm">
          <text:p/>
        </draw:line>
      </draw:page>
      <draw:page draw:name="Model_dark" draw:style-name="dp2" draw:master-page-name="PM0">
        <draw:line draw:style-name="gr14" draw:text-style-name="P5" draw:layer="layout" svg:x1="1cm" svg:y1="6.2cm" svg:x2="6cm" svg:y2="6.2cm">
          <text:p/>
        </draw:line>
        <draw:frame draw:style-name="gr2" draw:text-style-name="P7" draw:layer="layout" svg:width="2.7cm" svg:height="1cm" svg:x="1cm" svg:y="5.1cm">
          <draw:text-box>
            <text:p text:style-name="P6"><text:span text:style-name="T2">Ankünfte</text:span></text:p>
          </draw:text-box>
        </draw:frame>
        <draw:g draw:style-name="gr3">
          <draw:polygon draw:style-name="gr15" draw:text-style-name="P5" draw:layer="layout" svg:width="5cm" svg:height="2.5cm" svg:x="6cm" svg:y="5cm" svg:viewBox="0 0 5001 2501" draw:points="0,2501 5001,2501 5001,0 0,0">
            <text:p/>
          </draw:polygon>
          <draw:polygon draw:style-name="gr16" draw:text-style-name="P5" draw:layer="layout" svg:width="5cm" svg:height="2.5cm" svg:x="6cm" svg:y="5cm" svg:viewBox="0 0 5001 2501" draw:points="0,2501 5001,2501 5001,0 0,0">
            <text:p/>
          </draw:polygon>
        </draw:g>
        <draw:line draw:style-name="gr17" draw:text-style-name="P5" draw:layer="layout" svg:x1="7cm" svg:y1="5cm" svg:x2="7cm" svg:y2="7.5cm">
          <text:p/>
        </draw:line>
        <draw:line draw:style-name="gr17" draw:text-style-name="P5" draw:layer="layout" svg:x1="8cm" svg:y1="5cm" svg:x2="8cm" svg:y2="7.5cm">
          <text:p/>
        </draw:line>
        <draw:line draw:style-name="gr17" draw:text-style-name="P5" draw:layer="layout" svg:x1="9cm" svg:y1="5cm" svg:x2="9cm" svg:y2="7.5cm">
          <text:p/>
        </draw:line>
        <draw:line draw:style-name="gr17" draw:text-style-name="P5" draw:layer="layout" svg:x1="10cm" svg:y1="5cm" svg:x2="10cm" svg:y2="7.5cm">
          <text:p/>
        </draw:line>
        <draw:frame draw:style-name="gr6" draw:text-style-name="P7" draw:layer="layout" svg:width="5cm" svg:height="1.5cm" svg:x="6cm" svg:y="3.5cm">
          <draw:text-box>
            <text:p text:style-name="P6"><text:span text:style-name="T2">Warteraum der Größe K</text:span></text:p>
          </draw:text-box>
        </draw:frame>
        <draw:line draw:style-name="gr14" draw:text-style-name="P5" draw:layer="layout" svg:x1="7cm" svg:y1="7.5cm" svg:x2="7cm" svg:y2="10.999cm">
          <text:p/>
        </draw:line>
        <draw:frame draw:style-name="gr6" draw:text-style-name="P9" draw:layer="layout" svg:width="2.7cm" svg:height="1.5cm" svg:x="7.3cm" svg:y="8cm">
          <draw:text-box>
            <text:p text:style-name="P8"><text:span text:style-name="T2">Warte-abbrecher</text:span></text:p>
          </draw:text-box>
        </draw:frame>
        <draw:g draw:style-name="gr7">
          <draw:g draw:style-name="gr3">
            <draw:polygon draw:style-name="gr15" draw:text-style-name="P5" draw:layer="layout" svg:width="4cm" svg:height="3cm" svg:x="5cm" svg:y="11cm" svg:viewBox="0 0 4001 3001" draw:points="0,1501 2000,0 4001,1501 2000,3001">
              <text:p/>
            </draw:polygon>
            <draw:polygon draw:style-name="gr16" draw:text-style-name="P5" draw:layer="layout" svg:width="4cm" svg:height="3cm" svg:x="5cm" svg:y="11cm" svg:viewBox="0 0 4001 3001" draw:points="0,1501 2000,0 4001,1501 2000,3001">
              <text:p/>
            </draw:polygon>
          </draw:g>
          <draw:frame draw:style-name="gr18" draw:text-style-name="P7" draw:layer="layout" svg:width="3.333cm" svg:height="2.25cm" svg:x="5.333cm" svg:y="11.375cm">
            <draw:text-box>
              <text:p text:style-name="P6"><text:span text:style-name="T3">Wieder-holung?</text:span></text:p>
            </draw:text-box>
          </draw:frame>
        </draw:g>
        <draw:g draw:style-name="gr7">
          <draw:g draw:style-name="gr3">
            <draw:polygon draw:style-name="gr15" draw:text-style-name="P5" draw:layer="layout" svg:width="3cm" svg:height="1.5cm" svg:x="2cm" svg:y="9cm" svg:viewBox="0 0 3001 1501" draw:points="0,1501 3001,1501 3001,0 0,0">
              <text:p/>
            </draw:polygon>
            <draw:polygon draw:style-name="gr19" draw:text-style-name="P5" draw:layer="layout" svg:width="3cm" svg:height="1.5cm" svg:x="2cm" svg:y="9cm" svg:viewBox="0 0 3001 1501" draw:points="0,1501 3001,1501 3001,0 0,0">
              <text:p/>
            </draw:polygon>
          </draw:g>
          <draw:frame draw:style-name="gr20" draw:text-style-name="P7" draw:layer="layout" svg:width="3cm" svg:height="1.5cm" svg:x="2cm" svg:y="9cm">
            <draw:text-box>
              <text:p text:style-name="P6"><text:span text:style-name="T3">Wiederhol-abstand</text:span></text:p>
            </draw:text-box>
          </draw:frame>
        </draw:g>
        <draw:line draw:style-name="gr14" draw:text-style-name="P5" draw:layer="layout" svg:x1="5.001cm" svg:y1="12.501cm" svg:x2="3.5cm" svg:y2="10.5cm">
          <text:p/>
        </draw:line>
        <draw:line draw:style-name="gr14" draw:text-style-name="P5" draw:layer="layout" svg:x1="3.5cm" svg:y1="9.001cm" svg:x2="6.001cm" svg:y2="6.5cm">
          <text:p/>
        </draw:line>
        <draw:line draw:style-name="gr14" draw:text-style-name="P5" draw:layer="layout" svg:x1="9cm" svg:y1="12.5cm" svg:x2="11.5cm" svg:y2="12.5cm">
          <text:p/>
        </draw:line>
        <draw:frame draw:style-name="gr10" draw:text-style-name="P9" draw:layer="layout" svg:width="5cm" svg:height="2.168cm" svg:x="11.5cm" svg:y="11.416cm">
          <draw:text-box>
            <text:p text:style-name="P8"><text:span text:style-name="T2">Kunde verlässt das System ohne bedient worden zu sein</text:span></text:p>
          </draw:text-box>
        </draw:frame>
        <draw:g draw:style-name="gr7">
          <draw:g draw:style-name="gr3">
            <draw:path draw:style-name="gr15" draw:text-style-name="P5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6" draw:text-style-name="P5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1" draw:text-style-name="P7" draw:layer="layout" svg:width="4.7cm" svg:height="4.7cm" svg:x="11cm" svg:y="4cm">
            <draw:text-box>
              <text:p text:style-name="P6"><text:span text:style-name="T3">Bedienung durch</text:span></text:p>
              <text:p text:style-name="P6"><text:span text:style-name="T3">c Bediener</text:span></text:p>
            </draw:text-box>
          </draw:frame>
        </draw:g>
        <draw:g draw:style-name="gr7">
          <draw:g draw:style-name="gr3">
            <draw:polygon draw:style-name="gr15" draw:text-style-name="P5" draw:layer="layout" svg:width="4cm" svg:height="3cm" svg:x="18.25cm" svg:y="4.85cm" svg:viewBox="0 0 4001 3001" draw:points="0,1501 2001,0 4001,1501 2001,3001">
              <text:p/>
            </draw:polygon>
            <draw:polygon draw:style-name="gr16" draw:text-style-name="P5" draw:layer="layout" svg:width="4cm" svg:height="3cm" svg:x="18.25cm" svg:y="4.85cm" svg:viewBox="0 0 4001 3001" draw:points="0,1501 2001,0 4001,1501 2001,3001">
              <text:p/>
            </draw:polygon>
          </draw:g>
          <draw:frame draw:style-name="gr18" draw:text-style-name="P7" draw:layer="layout" svg:width="3.333cm" svg:height="2.25cm" svg:x="18.583cm" svg:y="5.225cm">
            <draw:text-box>
              <text:p text:style-name="P6"><text:span text:style-name="T3">Weiter-leitung?</text:span></text:p>
            </draw:text-box>
          </draw:frame>
        </draw:g>
        <draw:line draw:style-name="gr14" draw:text-style-name="P5" draw:layer="layout" svg:x1="22.25cm" svg:y1="6.35cm" svg:x2="24.75cm" svg:y2="6.35cm">
          <text:p/>
        </draw:line>
        <draw:line draw:style-name="gr14" draw:text-style-name="P5" draw:layer="layout" svg:x1="15.7cm" svg:y1="6.35cm" svg:x2="18.2cm" svg:y2="6.35cm">
          <text:p/>
        </draw:line>
        <draw:frame draw:style-name="gr12" draw:text-style-name="P9" draw:layer="layout" svg:width="3.7cm" svg:height="2.843cm" svg:x="24.8cm" svg:y="4.928cm">
          <draw:text-box>
            <text:p text:style-name="P8"><text:span text:style-name="T2">Kunde wurde bedient und verlässt das System</text:span></text:p>
          </draw:text-box>
        </draw:frame>
        <draw:line draw:style-name="gr14" draw:text-style-name="P5" draw:layer="layout" svg:x1="3.5cm" svg:y1="2cm" svg:x2="6.001cm" svg:y2="6.001cm">
          <text:p/>
        </draw:line>
        <draw:line draw:style-name="gr22" draw:text-style-name="P5" draw:layer="layout" svg:x1="3.5cm" svg:y1="2cm" svg:x2="20.25cm" svg:y2="2cm">
          <text:p/>
        </draw:line>
        <draw:line draw:style-name="gr22" draw:text-style-name="P5" draw:layer="layout" svg:x1="20.25cm" svg:y1="2cm" svg:x2="20.25cm" svg:y2="4.849cm">
          <text:p/>
        </draw:line>
      </draw:page>
      <draw:page draw:name="BaseModel" draw:style-name="dp1" draw:master-page-name="PM6">
        <draw:line draw:style-name="gr23" draw:text-style-name="P1" draw:layer="layout" svg:x1="1cm" svg:y1="6.2cm" svg:x2="6cm" svg:y2="6.2cm">
          <text:p/>
        </draw:line>
        <draw:frame draw:style-name="gr24" draw:text-style-name="P11" draw:layer="layout" svg:width="4.5cm" svg:height="1.458cm" svg:x="1cm" svg:y="4.721cm">
          <draw:text-box>
            <text:p text:style-name="P10"><text:span text:style-name="T1">Ankünfte</text:span></text:p>
            <text:p text:style-name="P10"><text:span text:style-name="T4">(Ankunftsrate </text:span><text:span text:style-name="T5">l</text:span><text:span text:style-name="T4">)</text:span></text:p>
          </draw:text-box>
        </draw:frame>
        <draw:g draw:style-name="gr3">
          <draw:polygon draw:style-name="gr25" draw:text-style-name="P3" draw:layer="layout" svg:width="5cm" svg:height="2.5cm" svg:x="6cm" svg:y="5cm" svg:viewBox="0 0 5001 2501" draw:points="0,2501 5001,2501 5001,0 0,0">
            <text:p/>
          </draw:polygon>
          <draw:polygon draw:style-name="gr2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26" draw:text-style-name="P1" draw:layer="layout" svg:x1="7cm" svg:y1="5cm" svg:x2="7cm" svg:y2="7.5cm">
          <text:p/>
        </draw:line>
        <draw:line draw:style-name="gr26" draw:text-style-name="P1" draw:layer="layout" svg:x1="8cm" svg:y1="5cm" svg:x2="8cm" svg:y2="7.5cm">
          <text:p/>
        </draw:line>
        <draw:line draw:style-name="gr26" draw:text-style-name="P1" draw:layer="layout" svg:x1="9cm" svg:y1="5cm" svg:x2="9cm" svg:y2="7.5cm">
          <text:p/>
        </draw:line>
        <draw:line draw:style-name="gr26" draw:text-style-name="P1" draw:layer="layout" svg:x1="10cm" svg:y1="5cm" svg:x2="10cm" svg:y2="7.5cm">
          <text:p/>
        </draw:line>
        <draw:frame draw:style-name="gr27" draw:text-style-name="P1" draw:layer="layout" svg:width="5cm" svg:height="1cm" svg:x="6cm" svg:y="4cm">
          <draw:text-box>
            <text:p text:style-name="P2"><text:span text:style-name="T1">Warteraum</text:span></text:p>
          </draw:text-box>
        </draw:frame>
        <draw:g draw:style-name="gr7">
          <draw:g draw:style-name="gr3">
            <draw:path draw:style-name="gr25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26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8" draw:text-style-name="P11" draw:layer="layout" svg:width="4.7cm" svg:height="4.7cm" svg:x="11cm" svg:y="4cm">
            <draw:text-box>
              <text:p text:style-name="P10"><text:span text:style-name="T1">Bedienung durch</text:span></text:p>
              <text:p text:style-name="P10"><text:span text:style-name="T1">c Bediener</text:span></text:p>
              <text:p text:style-name="P10"><text:span text:style-name="T4">(Bedienrate </text:span><text:span text:style-name="T5">m</text:span><text:span text:style-name="T4">)</text:span></text:p>
            </draw:text-box>
          </draw:frame>
        </draw:g>
        <draw:line draw:style-name="gr23" draw:text-style-name="P1" draw:layer="layout" svg:x1="15.7cm" svg:y1="6.35cm" svg:x2="18.2cm" svg:y2="6.35cm">
          <text:p/>
        </draw:line>
        <draw:frame draw:style-name="gr29" draw:text-style-name="P13" draw:layer="layout" svg:width="3.7cm" svg:height="2.843cm" svg:x="18.3cm" svg:y="4.929cm">
          <draw:text-box>
            <text:p text:style-name="P12"><text:span text:style-name="T1">Kunde wurde bedient und verlässt das System</text:span></text:p>
          </draw:text-box>
        </draw:frame>
      </draw:page>
      <draw:page draw:name="BaseModel_dark" draw:style-name="dp2" draw:master-page-name="PM6">
        <draw:line draw:style-name="gr30" draw:text-style-name="P5" draw:layer="layout" svg:x1="1cm" svg:y1="6.2cm" svg:x2="6cm" svg:y2="6.2cm">
          <text:p/>
        </draw:line>
        <draw:frame draw:style-name="gr24" draw:text-style-name="P15" draw:layer="layout" svg:width="4.5cm" svg:height="1.458cm" svg:x="1cm" svg:y="4.721cm">
          <draw:text-box>
            <text:p text:style-name="P14"><text:span text:style-name="T2">Ankünfte</text:span></text:p>
            <text:p text:style-name="P14"><text:span text:style-name="T6">(Ankunftsrate </text:span><text:span text:style-name="T7">l</text:span><text:span text:style-name="T6">)</text:span></text:p>
          </draw:text-box>
        </draw:frame>
        <draw:g draw:style-name="gr3">
          <draw:polygon draw:style-name="gr31" draw:text-style-name="P5" draw:layer="layout" svg:width="5cm" svg:height="2.5cm" svg:x="6cm" svg:y="5cm" svg:viewBox="0 0 5001 2501" draw:points="0,2501 5001,2501 5001,0 0,0">
            <text:p/>
          </draw:polygon>
          <draw:polygon draw:style-name="gr32" draw:text-style-name="P5" draw:layer="layout" svg:width="5cm" svg:height="2.5cm" svg:x="6cm" svg:y="5cm" svg:viewBox="0 0 5001 2501" draw:points="0,2501 5001,2501 5001,0 0,0">
            <text:p/>
          </draw:polygon>
        </draw:g>
        <draw:line draw:style-name="gr33" draw:text-style-name="P5" draw:layer="layout" svg:x1="7cm" svg:y1="5cm" svg:x2="7cm" svg:y2="7.5cm">
          <text:p/>
        </draw:line>
        <draw:line draw:style-name="gr33" draw:text-style-name="P5" draw:layer="layout" svg:x1="8cm" svg:y1="5cm" svg:x2="8cm" svg:y2="7.5cm">
          <text:p/>
        </draw:line>
        <draw:line draw:style-name="gr33" draw:text-style-name="P5" draw:layer="layout" svg:x1="9cm" svg:y1="5cm" svg:x2="9cm" svg:y2="7.5cm">
          <text:p/>
        </draw:line>
        <draw:line draw:style-name="gr33" draw:text-style-name="P5" draw:layer="layout" svg:x1="10cm" svg:y1="5cm" svg:x2="10cm" svg:y2="7.5cm">
          <text:p/>
        </draw:line>
        <draw:frame draw:style-name="gr27" draw:text-style-name="P7" draw:layer="layout" svg:width="5cm" svg:height="1cm" svg:x="6cm" svg:y="4cm">
          <draw:text-box>
            <text:p text:style-name="P6"><text:span text:style-name="T2">Warteraum</text:span></text:p>
          </draw:text-box>
        </draw:frame>
        <draw:g draw:style-name="gr7">
          <draw:g draw:style-name="gr3">
            <draw:path draw:style-name="gr31" draw:text-style-name="P5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32" draw:text-style-name="P5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34" draw:text-style-name="P15" draw:layer="layout" svg:width="4.7cm" svg:height="4.7cm" svg:x="11cm" svg:y="4cm">
            <draw:text-box>
              <text:p text:style-name="P14"><text:span text:style-name="T3">Bedienung durch</text:span></text:p>
              <text:p text:style-name="P14"><text:span text:style-name="T3">c Bediener</text:span></text:p>
              <text:p text:style-name="P14"><text:span text:style-name="T8">(Bedienrate </text:span><text:span text:style-name="T9">m</text:span><text:span text:style-name="T8">)</text:span></text:p>
            </draw:text-box>
          </draw:frame>
        </draw:g>
        <draw:line draw:style-name="gr30" draw:text-style-name="P5" draw:layer="layout" svg:x1="15.7cm" svg:y1="6.35cm" svg:x2="18.2cm" svg:y2="6.35cm">
          <text:p/>
        </draw:line>
        <draw:frame draw:style-name="gr29" draw:text-style-name="P17" draw:layer="layout" svg:width="3.7cm" svg:height="2.843cm" svg:x="18.3cm" svg:y="4.929cm">
          <draw:text-box>
            <text:p text:style-name="P16"><text:span text:style-name="T2">Kunde wurde bedient und verlässt das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5f_0" draw:display-name="Gradient_0" draw:style="linear" draw:start-color="#ffffff" draw:end-color="#f0f0f0" draw:start-intensity="100%" draw:end-intensity="100%" draw:angle="0deg" draw:border="0%">
      <loext:gradient-stop svg:offset="0" loext:color-type="rgb" loext:color-value="#ffffff"/>
      <loext:gradient-stop svg:offset="1" loext:color-type="rgb" loext:color-value="#f0f0f0"/>
    </draw:gradient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6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8T14:53:30.350000000</dc:date>
    <meta:creation-date>2020-06-27T20:17:32Z</meta:creation-date>
    <meta:generator>LibreOffice/7.6.2.1$Windows_X86_64 LibreOffice_project/56f7684011345957bbf33a7ee678afaf4d2ba333</meta:generator>
    <meta:editing-duration>PT16M56S</meta:editing-duration>
    <meta:editing-cycles>6</meta:editing-cycles>
    <meta:document-statistic meta:object-count="118"/>
  </office:meta>
</office:document-meta>
</file>